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FrontHelper.compile( Project p , File buildFile ,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FrontHelper.preParse( File build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vaFrontHelper.createTargets( Project targetProject , Object build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vaFrontHelper.createInstance( Project p , String class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JavaFrontHelper.parse( Project project ,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FrontHelper.populateProject( Project targetProject , Object buildFile , File buildFileL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